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p</mi>
      </mstyle>
      <mrow>
        <mspace width="0.5em"/>
        <mo stretchy="false">=</mo>
        <mrow>
          <mspace width="0.5em"/>
          <mo stretchy="false">−</mo>
          <mi>q</mi>
        </mrow>
      </mrow>
      <mrow>
        <mspace width="0.5em"/>
        <mo stretchy="false">⋅</mo>
        <mspace width="0.5em"/>
      </mrow>
      <mstyle mathvariant="bold">
        <mn>0</mn>
      </mstyle>
      <mrow>
        <mspace width="0.5em"/>
        <mo stretchy="false">+</mo>
        <mspace width="0.5em"/>
      </mrow>
      <mi>q</mi>
      <mstyle mathvariant="bold">
        <mi>a</mi>
      </mstyle>
      <mrow>
        <mspace width="0.5em"/>
        <mo stretchy="false">=</mo>
        <mspace width="0.5em"/>
      </mrow>
      <mi>q</mi>
      <mstyle mathvariant="bold">
        <mi>a</mi>
      </mstyle>
    </mrow>
    <annotation encoding="StarMath 5.0">bold p `=` -q `cdot` bold 0 `+` q bold a `=` q bold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50:50.233000000</meta:creation-date>
    <meta:generator>LibreOffice/4.2.4.2$Windows_x86 LibreOffice_project/63150712c6d317d27ce2db16eb94c2f3d7b699f8</meta:generator>
  </office:meta>
</office:document-meta>
</file>